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Trebuchet MS" svg:font-family="'Trebuchet MS', Arial, Tahoma"/>
    <style:font-face style:name="Verdana" svg:font-family="Verdana, Arial, sans-serif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Courier New" fo:font-size="8.44999980926514pt" fo:font-style="normal" fo:font-weight="normal"/>
    </style:style>
    <style:style style:name="P2" style:family="paragraph" style:parent-style-name="Preformatted_20_Text">
      <style:text-properties fo:font-variant="normal" fo:text-transform="none" fo:color="#000000" style:font-name="Courier New" fo:font-size="8.44999980926514pt" fo:letter-spacing="normal" fo:font-style="normal" fo:font-weight="normal" fo:background-color="#ffffff" loext:padding="0in" loext:border="none"/>
    </style:style>
    <style:style style:name="P3" style:family="paragraph" style:parent-style-name="Preformatted_20_Text">
      <style:text-properties fo:font-variant="normal" fo:text-transform="none" fo:color="#000000" fo:letter-spacing="normal" fo:background-color="#ffffff" loext:padding="0in" loext:border="none"/>
    </style:style>
    <style:style style:name="P4" style:family="paragraph" style:parent-style-name="Preformatted_20_Text">
      <style:text-properties fo:font-variant="normal" fo:text-transform="none" fo:color="#000000" style:font-name="Courier" fo:font-size="12pt" fo:font-style="normal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variant="normal" fo:text-transform="none" fo:color="#000000" style:font-name="Courier" fo:font-size="12pt" fo:font-style="normal" fo:font-weight="bold" officeooo:rsid="0007e400" officeooo:paragraph-rsid="0007e400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variant="normal" fo:text-transform="none" fo:color="#000000" style:font-name="Courier" fo:font-size="12pt" fo:font-style="normal" fo:font-weight="normal" style:font-size-asian="12pt" style:font-size-complex="12pt"/>
    </style:style>
    <style:style style:name="P7" style:family="paragraph" style:parent-style-name="Preformatted_20_Text">
      <style:text-properties style:font-name="Courier" officeooo:rsid="0007e400" officeooo:paragraph-rsid="0007e400"/>
    </style:style>
    <style:style style:name="P8" style:family="paragraph" style:parent-style-name="Preformatted_20_Text">
      <style:text-properties style:font-name="Courier" fo:font-size="12pt" officeooo:rsid="0007e400" officeooo:paragraph-rsid="0007e400" style:font-size-asian="12pt" style:font-size-complex="12pt"/>
    </style:style>
    <style:style style:name="P9" style:family="paragraph" style:parent-style-name="Preformatted_20_Text">
      <style:text-properties style:font-name="Courier" fo:font-size="12pt" officeooo:rsid="00093b99" officeooo:paragraph-rsid="00093b99" style:font-size-asian="12pt" style:font-size-complex="12pt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Text_20_body">
      <style:paragraph-properties fo:margin-top="0in" fo:margin-bottom="0in" loext:contextual-spacing="false"/>
      <style:text-properties fo:font-variant="normal" fo:text-transform="none" fo:color="#007fbf" style:font-name="Verdana" fo:font-size="7.75pt" fo:letter-spacing="normal" fo:font-style="normal" fo:font-weight="normal" fo:background-color="#ffffff" loext:padding="0in" loext:border="none"/>
    </style:style>
    <style:style style:name="T1" style:family="text">
      <style:text-properties style:font-name="Courier New" fo:font-size="8.44999980926514pt" fo:font-style="normal" fo:font-weight="normal"/>
    </style:style>
    <style:style style:name="T2" style:family="text">
      <style:text-properties fo:color="#007fbf" style:font-name="Courier New" fo:font-size="8.44999980926514pt" fo:font-style="normal"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Trebuchet MS" fo:font-size="8.44999980926514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#ffffff" loext:char-shading-value="0" loext:padding="0in" loext:border="none"/>
    </style:style>
    <style:style style:name="T5" style:family="text">
      <style:text-properties fo:font-variant="normal" fo:text-transform="none" fo:color="#585858" style:font-name="Trebuchet MS" fo:font-size="8.44999980926514pt" fo:letter-spacing="normal" fo:font-style="normal" fo:font-weight="normal" fo:background-color="#ffffff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WEET HOME CHICAGO</text:p>
      <text:p text:style-name="P4"/>
      <text:p text:style-name="P6"/>
      <text:p text:style-name="P8"/>
      <text:p text:style-name="P9">Come on</text:p>
      <text:p text:style-name="P9"/>
      <text:p text:style-name="P9">Oh baby don't you wanna go</text:p>
      <text:p text:style-name="P9"/>
      <text:p text:style-name="P9">Come on</text:p>
      <text:p text:style-name="P9"/>
      <text:p text:style-name="P9">Oh baby don't you wanna go</text:p>
      <text:p text:style-name="P9"/>
      <text:p text:style-name="P9">Back to that same old place</text:p>
      <text:p text:style-name="P9"/>
      <text:p text:style-name="P9">Sweet home Chicago</text:p>
      <text:p text:style-name="P9"/>
      <text:p text:style-name="P9"/>
      <text:p text:style-name="P9">Come on</text:p>
      <text:p text:style-name="P9">Baby don't you wanna go</text:p>
      <text:p text:style-name="P9">Hidehey</text:p>
      <text:p text:style-name="P9">Baby don't you wanna go</text:p>
      <text:p text:style-name="P9">Back to that same old place</text:p>
      <text:p text:style-name="P9">Oh sweet home Chicago</text:p>
      <text:p text:style-name="P9"/>
      <text:p text:style-name="P9">Well, one and one is two</text:p>
      <text:p text:style-name="P9">Six and two is eight</text:p>
      <text:p text:style-name="P9">Come on baby don't ya make me late</text:p>
      <text:p text:style-name="P9">Hidehey</text:p>
      <text:p text:style-name="P9">Baby don't you wanna go</text:p>
      <text:p text:style-name="P9">Back to that same old place</text:p>
      <text:p text:style-name="P9">Sweet home Chicago</text:p>
      <text:p text:style-name="P9"/>
      <text:p text:style-name="P9"/>
      <text:p text:style-name="P9"/>
      <text:p text:style-name="P9">Come on</text:p>
      <text:p text:style-name="P9">Baby don't you wanna go</text:p>
      <text:p text:style-name="P9">Back to that same old place</text:p>
      <text:p text:style-name="P9">Sweet home Chicago</text:p>
      <text:p text:style-name="P9"/>
      <text:p text:style-name="P9">Six and three is nine</text:p>
      <text:p text:style-name="P9">Nine and nine is eighteen</text:p>
      <text:p text:style-name="P9">Look there baby and see what I've seen</text:p>
      <text:p text:style-name="P9">Hidehey</text:p>
      <text:p text:style-name="P9">Baby don't you wanna go</text:p>
      <text:p text:style-name="P9">Back to that same old place</text:p>
      <text:p text:style-name="P9">Sweet home Chicago</text:p>
      <text:p text:style-name="P9"/>
      <text:p text:style-name="P9">Oh come on</text:p>
      <text:p text:style-name="P9">Baby don't you wanna go</text:p>
      <text:p text:style-name="P9">Come on</text:p>
      <text:p text:style-name="P9">Baby don't you wanna go</text:p>
      <text:p text:style-name="P9">Back to that same old place</text:p>
      <text:p text:style-name="P9">Sweet home Chica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Trebuchet MS" svg:font-family="'Trebuchet MS', Arial, Tahoma"/>
    <style:font-face style:name="Verdana" svg:font-family="Verdana, Arial, sans-serif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8:00:03.723347000</meta:creation-date>
    <dc:date>2017-04-24T08:21:51.939083000</dc:date>
    <meta:editing-duration>PT14H1M18S</meta:editing-duration>
    <meta:editing-cycles>4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37" meta:word-count="158" meta:character-count="732" meta:non-whitespace-character-count="611"/>
  </office:meta>
</office:document-meta>
</file>